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bca" officeooo:paragraph-rsid="00083bca"/>
    </style:style>
    <style:style style:name="P2" style:family="paragraph" style:parent-style-name="Standard">
      <style:text-properties officeooo:rsid="00083bca" officeooo:paragraph-rsid="0008da84"/>
    </style:style>
    <style:style style:name="P3" style:family="paragraph" style:parent-style-name="Standard">
      <style:text-properties officeooo:rsid="00083bca" officeooo:paragraph-rsid="00093e6e"/>
    </style:style>
    <style:style style:name="P4" style:family="paragraph" style:parent-style-name="Standard">
      <style:text-properties officeooo:rsid="00083bca" officeooo:paragraph-rsid="0009e405"/>
    </style:style>
    <style:style style:name="P5" style:family="paragraph" style:parent-style-name="Standard">
      <style:text-properties officeooo:rsid="00083bca" officeooo:paragraph-rsid="000c7a8a"/>
    </style:style>
    <style:style style:name="P6" style:family="paragraph" style:parent-style-name="Standard">
      <style:text-properties officeooo:rsid="00083bca" officeooo:paragraph-rsid="000e8086"/>
    </style:style>
    <style:style style:name="P7" style:family="paragraph" style:parent-style-name="Standard">
      <style:text-properties officeooo:rsid="00083bca" officeooo:paragraph-rsid="000fa30f"/>
    </style:style>
    <style:style style:name="P8" style:family="paragraph" style:parent-style-name="Standard">
      <style:text-properties officeooo:rsid="00083bca" officeooo:paragraph-rsid="00119a2a"/>
    </style:style>
    <style:style style:name="P9" style:family="paragraph" style:parent-style-name="Standard">
      <style:text-properties officeooo:rsid="00083bca" officeooo:paragraph-rsid="00133280"/>
    </style:style>
    <style:style style:name="P10" style:family="paragraph" style:parent-style-name="Standard">
      <style:text-properties officeooo:rsid="00083bca" officeooo:paragraph-rsid="0013df8d"/>
    </style:style>
    <style:style style:name="P11" style:family="paragraph" style:parent-style-name="Standard">
      <style:text-properties officeooo:rsid="00083bca" officeooo:paragraph-rsid="00142fad"/>
    </style:style>
    <style:style style:name="P12" style:family="paragraph" style:parent-style-name="Standard">
      <style:text-properties officeooo:rsid="00083bca" officeooo:paragraph-rsid="001594f1"/>
    </style:style>
    <style:style style:name="P13" style:family="paragraph" style:parent-style-name="Standard">
      <style:text-properties officeooo:rsid="00083bca" officeooo:paragraph-rsid="0016e458"/>
    </style:style>
    <style:style style:name="P14" style:family="paragraph" style:parent-style-name="Standard">
      <style:text-properties officeooo:rsid="00083bca" officeooo:paragraph-rsid="0017edfb"/>
    </style:style>
    <style:style style:name="P15" style:family="paragraph" style:parent-style-name="Standard">
      <style:text-properties officeooo:rsid="00083bca" officeooo:paragraph-rsid="001a1ff2"/>
    </style:style>
    <style:style style:name="P16" style:family="paragraph" style:parent-style-name="Standard">
      <style:text-properties officeooo:rsid="00083bca" officeooo:paragraph-rsid="001c04ab"/>
    </style:style>
    <style:style style:name="P17" style:family="paragraph" style:parent-style-name="Standard">
      <style:text-properties officeooo:rsid="00083bca" officeooo:paragraph-rsid="001f4cfa"/>
    </style:style>
    <style:style style:name="P18" style:family="paragraph" style:parent-style-name="Standard">
      <style:text-properties officeooo:rsid="00083bca" officeooo:paragraph-rsid="00212257"/>
    </style:style>
    <style:style style:name="P19" style:family="paragraph" style:parent-style-name="Standard">
      <style:text-properties officeooo:rsid="00083bca" officeooo:paragraph-rsid="0029a63b"/>
    </style:style>
    <style:style style:name="P20" style:family="paragraph" style:parent-style-name="Standard">
      <style:text-properties officeooo:rsid="00083bca" officeooo:paragraph-rsid="002a6e62"/>
    </style:style>
    <style:style style:name="P21" style:family="paragraph" style:parent-style-name="Standard">
      <style:text-properties officeooo:rsid="00083bca" officeooo:paragraph-rsid="002c2d57"/>
    </style:style>
    <style:style style:name="P22" style:family="paragraph" style:parent-style-name="Standard">
      <style:text-properties officeooo:rsid="00083bca" officeooo:paragraph-rsid="002cd1b9"/>
    </style:style>
    <style:style style:name="P23" style:family="paragraph" style:parent-style-name="Standard">
      <style:text-properties officeooo:rsid="00083bca" officeooo:paragraph-rsid="002ece7e"/>
    </style:style>
    <style:style style:name="P24" style:family="paragraph" style:parent-style-name="Standard">
      <style:text-properties officeooo:rsid="00083bca" officeooo:paragraph-rsid="002fb6bd"/>
    </style:style>
    <style:style style:name="P25" style:family="paragraph" style:parent-style-name="Standard">
      <style:text-properties officeooo:rsid="00083bca" officeooo:paragraph-rsid="0031dcbe"/>
    </style:style>
    <style:style style:name="P26" style:family="paragraph" style:parent-style-name="Standard">
      <style:text-properties officeooo:rsid="00083bca" officeooo:paragraph-rsid="0032060a"/>
    </style:style>
    <style:style style:name="P27" style:family="paragraph" style:parent-style-name="Standard">
      <style:text-properties officeooo:rsid="00083bca" officeooo:paragraph-rsid="00341d39"/>
    </style:style>
    <style:style style:name="P28" style:family="paragraph" style:parent-style-name="Standard">
      <style:text-properties officeooo:rsid="00083bca" officeooo:paragraph-rsid="00356acf"/>
    </style:style>
    <style:style style:name="P29" style:family="paragraph" style:parent-style-name="Standard">
      <style:text-properties officeooo:rsid="00376648" officeooo:paragraph-rsid="00376648"/>
    </style:style>
    <style:style style:name="P30" style:family="paragraph" style:parent-style-name="Heading">
      <style:text-properties officeooo:paragraph-rsid="0008da84"/>
    </style:style>
    <style:style style:name="P31" style:family="paragraph" style:parent-style-name="Heading">
      <style:text-properties officeooo:rsid="000c909b" officeooo:paragraph-rsid="00116b9c"/>
    </style:style>
    <style:style style:name="P32" style:family="paragraph" style:parent-style-name="Heading">
      <style:text-properties officeooo:rsid="00116b9c" officeooo:paragraph-rsid="00116b9c"/>
    </style:style>
    <style:style style:name="P33" style:family="paragraph" style:parent-style-name="Heading">
      <style:text-properties officeooo:rsid="0012ee58" officeooo:paragraph-rsid="0012ee58"/>
    </style:style>
    <style:style style:name="P34" style:family="paragraph" style:parent-style-name="Heading">
      <style:text-properties officeooo:rsid="0012ee58" officeooo:paragraph-rsid="0016e458"/>
    </style:style>
    <style:style style:name="P35" style:family="paragraph" style:parent-style-name="Heading">
      <style:text-properties officeooo:rsid="001940c5" officeooo:paragraph-rsid="001940c5"/>
    </style:style>
    <style:style style:name="P36" style:family="paragraph" style:parent-style-name="Heading">
      <style:text-properties officeooo:rsid="001e245f" officeooo:paragraph-rsid="001e245f"/>
    </style:style>
    <style:style style:name="P37" style:family="paragraph" style:parent-style-name="Heading">
      <style:text-properties officeooo:rsid="001e245f" officeooo:paragraph-rsid="0029ba4e"/>
    </style:style>
    <style:style style:name="P38" style:family="paragraph" style:parent-style-name="Heading">
      <style:text-properties officeooo:paragraph-rsid="002df39e"/>
    </style:style>
    <style:style style:name="P39" style:family="paragraph" style:parent-style-name="Heading">
      <style:text-properties officeooo:paragraph-rsid="003378f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da84" style:font-style-asian="italic" style:font-style-complex="italic"/>
    </style:style>
    <style:style style:name="T3" style:family="text">
      <style:text-properties fo:font-style="italic" officeooo:rsid="00093e6e" style:font-style-asian="italic" style:font-style-complex="italic"/>
    </style:style>
    <style:style style:name="T4" style:family="text">
      <style:text-properties fo:font-style="italic" officeooo:rsid="0009e405" style:font-style-asian="italic" style:font-style-complex="italic"/>
    </style:style>
    <style:style style:name="T5" style:family="text">
      <style:text-properties fo:font-style="italic" officeooo:rsid="001594f1" style:font-style-asian="italic" style:font-style-complex="italic"/>
    </style:style>
    <style:style style:name="T6" style:family="text">
      <style:text-properties officeooo:rsid="0008da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9e405"/>
    </style:style>
    <style:style style:name="T9" style:family="text">
      <style:text-properties officeooo:rsid="000fa30f"/>
    </style:style>
    <style:style style:name="T10" style:family="text">
      <style:text-properties officeooo:rsid="00116b9c"/>
    </style:style>
    <style:style style:name="T11" style:family="text">
      <style:text-properties officeooo:rsid="00119a2a"/>
    </style:style>
    <style:style style:name="T12" style:family="text">
      <style:text-properties officeooo:rsid="0012ee58"/>
    </style:style>
    <style:style style:name="T13" style:family="text">
      <style:text-properties officeooo:rsid="00133280"/>
    </style:style>
    <style:style style:name="T14" style:family="text">
      <style:text-properties officeooo:rsid="00142fad"/>
    </style:style>
    <style:style style:name="T15" style:family="text">
      <style:text-properties officeooo:rsid="001594f1"/>
    </style:style>
    <style:style style:name="T16" style:family="text">
      <style:text-properties officeooo:rsid="0016e458"/>
    </style:style>
    <style:style style:name="T17" style:family="text">
      <style:text-properties officeooo:rsid="0017edfb"/>
    </style:style>
    <style:style style:name="T18" style:family="text">
      <style:text-properties officeooo:rsid="0019623e"/>
    </style:style>
    <style:style style:name="T19" style:family="text">
      <style:text-properties officeooo:rsid="001d4adb"/>
    </style:style>
    <style:style style:name="T20" style:family="text">
      <style:text-properties officeooo:rsid="001e245f"/>
    </style:style>
    <style:style style:name="T21" style:family="text">
      <style:text-properties officeooo:rsid="00212257"/>
    </style:style>
    <style:style style:name="T22" style:family="text">
      <style:text-properties officeooo:rsid="00228bf1"/>
    </style:style>
    <style:style style:name="T23" style:family="text">
      <style:text-properties officeooo:rsid="00234dd4"/>
    </style:style>
    <style:style style:name="T24" style:family="text">
      <style:text-properties officeooo:rsid="0025d6df"/>
    </style:style>
    <style:style style:name="T25" style:family="text">
      <style:text-properties officeooo:rsid="0029a63b"/>
    </style:style>
    <style:style style:name="T26" style:family="text">
      <style:text-properties officeooo:rsid="0029ba4e"/>
    </style:style>
    <style:style style:name="T27" style:family="text">
      <style:text-properties officeooo:rsid="002df39e"/>
    </style:style>
    <style:style style:name="T28" style:family="text">
      <style:text-properties officeooo:rsid="00305300"/>
    </style:style>
    <style:style style:name="T29" style:family="text">
      <style:text-properties officeooo:rsid="0032060a"/>
    </style:style>
    <style:style style:name="T30" style:family="text">
      <style:text-properties officeooo:rsid="003378f5"/>
    </style:style>
    <style:style style:name="T31" style:family="text">
      <style:text-properties officeooo:rsid="00356acf"/>
    </style:style>
    <style:style style:name="T32" style:family="text">
      <style:text-properties officeooo:rsid="0035a210"/>
    </style:style>
    <style:style style:name="T33" style:family="text">
      <style:text-properties officeooo:rsid="00394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APPLICATION SPEC<text:span text:style-name="T6">IFICATIONS</text:span></text:h>
      <text:p text:style-name="P1"/>
      <text:p text:style-name="Heading">Create Account:</text:p>
      <text:p text:style-name="P1"><text:tab/><text:span text:style-name="T1">header:</text:span> {appAuth}</text:p>
      <text:p text:style-name="P1"><text:tab/><text:span text:style-name="T2">route:</text:span><text:span text:style-name="T6"> </text:span>[post] /application/account</text:p>
      <text:p text:style-name="P1"><text:tab/><text:span text:style-name="T1">body:</text:span> {accountInfo}</text:p>
      <text:p text:style-name="P1"><text:tab/><text:span text:style-name="T1">response:</text:span> {createAccountResponse}</text:p>
      <text:p text:style-name="P1"><text:tab/><text:span text:style-name="T1">responseCodes:</text:span> {400, 201, 500}</text:p>
      <text:p text:style-name="P1"><text:tab/><text:span text:style-name="T1">process: </text:span>{validateApp , read, validate(accountInfo), createAccount, returnResponse(success,error)}</text:p>
      <text:p text:style-name="P30">Sign <text:span text:style-name="T8">In</text:span> to Account</text:p>
      <text:p text:style-name="P2"><text:span text:style-name="T1"><text:tab/>header:</text:span> {appAuth}</text:p>
      <text:p text:style-name="P2"><text:tab/><text:span text:style-name="T2">route:</text:span><text:span text:style-name="T6"> </text:span>[post] /application/account/signin</text:p>
      <text:p text:style-name="P2"><text:tab/><text:span text:style-name="T1">body:</text:span> {userCredentials}</text:p>
      <text:p text:style-name="P2"><text:tab/><text:span text:style-name="T1">response:</text:span> {userSessionInfo}</text:p>
      <text:p text:style-name="P2"><text:tab/><text:span text:style-name="T1">responseCodes:</text:span> {400, 200, 500}</text:p>
      <text:p text:style-name="P2"><text:tab/><text:span text:style-name="T1">process: </text:span><text:span text:style-name="T7">{validateApp , read, validate(userCredentials), createUserSession, returnResponse(success,error)}</text:span></text:p>
      <text:p text:style-name="P30">Update Account:</text:p>
      <text:p text:style-name="P2"><text:tab/><text:span text:style-name="T1">header:</text:span> {appAuth, userSession}</text:p>
      <text:p text:style-name="P2"><text:tab/><text:span text:style-name="T2">route:</text:span><text:span text:style-name="T6"> </text:span>[put] /application/account/:accountId</text:p>
      <text:p text:style-name="P2"><text:tab/><text:span text:style-name="T1">body:</text:span> {accountInfo}</text:p>
      <text:p text:style-name="P2"><text:tab/><text:span text:style-name="T1">response:</text:span> {updateAccountResponse}</text:p>
      <text:p text:style-name="P2"><text:tab/><text:span text:style-name="T1">responseCodes:</text:span> {401, 400, 200, 500}</text:p>
      <text:p text:style-name="P2"><text:tab/><text:span text:style-name="T1">process: </text:span><text:span text:style-name="T7">{validateApp, validateSession , read, validate(accountInfo), editAccount, returnResponse(success,error)}</text:span></text:p>
      <text:p text:style-name="Heading">Create CustomObject:</text:p>
      <text:p text:style-name="P1"><text:tab/><text:span text:style-name="T1">notes: </text:span>simple create - no modelDefinition options. System definition will be generated first, then additional api calls will be needed to change modelDefinition.</text:p>
      <text:p text:style-name="P3"><text:tab/><text:span text:style-name="T1">header:</text:span> {appAuth, userSession}</text:p>
      <text:p text:style-name="P3"><text:tab/><text:span text:style-name="T2">route:</text:span><text:span text:style-name="T6"> </text:span>[post] /application/account/:accountId/customObject</text:p>
      <text:p text:style-name="P3"><text:tab/><text:span text:style-name="T1">body:</text:span> { createCustomObjectInfo }</text:p>
      <text:p text:style-name="P3"><text:tab/><text:span text:style-name="T1">response:</text:span> {createCustomObjectResponse }</text:p>
      <text:p text:style-name="P3"><text:tab/><text:span text:style-name="T1">responseCodes:</text:span> {401, 400, 201, 500}</text:p>
      <text:p text:style-name="P3"><text:tab/><text:span text:style-name="T1">process: </text:span><text:span text:style-name="T3">{</text:span><text:span text:style-name="T7">validateApp, validateSession , read, validate(createCustomObjectInfo), createCustomObject, returnResponse(success,error)}</text:span></text:p>
      <text:p text:style-name="P3"><text:span text:style-name="T7"/></text:p>
      <text:p text:style-name="Heading"><text:soft-page-break/>Delete CustomObject:</text:p>
      <text:p text:style-name="P1"><text:tab/><text:span text:style-name="T1">header:</text:span> {appAuth, userSession}</text:p>
      <text:p text:style-name="P1"><text:tab/><text:span text:style-name="T4">route:</text:span><text:span text:style-name="T8"> </text:span>[delete] /application/account/:accountId/customObject/:customObjectId</text:p>
      <text:p text:style-name="P1"><text:tab/><text:span text:style-name="T1">response:</text:span> { }</text:p>
      <text:p text:style-name="P1"><text:tab/><text:span text:style-name="T1">responseCodes :</text:span> {401, 400, 204, 500}</text:p>
      <text:p text:style-name="P1"><text:tab/><text:span text:style-name="T1">process:</text:span> { validateApp, validateSession , read, validate(customObjectId), deleteCustomObject, returnResponse(success,error) }</text:p>
      <text:p text:style-name="Heading">Update CustomObject</text:p>
      <text:p text:style-name="P1"><text:tab/><text:span text:style-name="T1">notes:</text:span> update description, name and other top level details</text:p>
      <text:p text:style-name="P1"><text:tab/><text:span text:style-name="T1">header:</text:span> { appAuth, userSession }</text:p>
      <text:p text:style-name="P4"><text:tab/><text:span text:style-name="T4">route:</text:span><text:span text:style-name="T8"> </text:span>[put] /application/account/:accountId/customObject/:customObjectId</text:p>
      <text:p text:style-name="P1"><text:tab/><text:span text:style-name="T1">body:</text:span> { updateCustomObjectInfo }</text:p>
      <text:p text:style-name="P1"><text:tab/><text:span text:style-name="T1">response: </text:span>{ updateCustomObjectResponse }</text:p>
      <text:p text:style-name="P1"><text:tab/><text:span text:style-name="T1">responseCodes :</text:span> {401, 400, 200, 500}</text:p>
      <text:p text:style-name="P1"><text:tab/><text:span text:style-name="T1">process: </text:span>{ validateApp, validateSession , read, validate(updateCustomObjectInfo), updateCustomObject, returnResponse(success,error) }</text:p>
      <text:p text:style-name="Heading">Search CustomObjects</text:p>
      <text:p text:style-name="P1"><text:tab/><text:span text:style-name="T1">notes:</text:span> search by name, description, createdBy, updatedBy (top level fields)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get] /application/account/:accountId/customObject?q1=val1&amp;q2=val2</text:p>
      <text:p text:style-name="P1"><text:tab/><text:span text:style-name="T1">response:</text:span> { [CustomObjectInfo] }</text:p>
      <text:p text:style-name="P1"><text:tab/><text:span text:style-name="T1">responseCodes :</text:span> {401, 400, 200, 500}</text:p>
      <text:p text:style-name="P1"><text:tab/><text:span text:style-name="T1">process:</text:span> { validateApp, validateSession , read, validate(queryString), searchCustomObjects, returnResponse(success,error) }</text:p>
      <text:p text:style-name="Heading">Get CustomObject Details</text:p>
      <text:p text:style-name="P1"><text:tab/><text:span text:style-name="T1">notes: </text:span>returns entire customObjectMD details - modelValidation, modelDefinition. (summary only)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get] /application/account/:accountId/customObject/:customObjectId</text:p>
      <text:p text:style-name="P1"><text:tab/><text:span text:style-name="T1">response:</text:span> {CustomObjectInfo}</text:p>
      <text:p text:style-name="P1"><text:tab/><text:span text:style-name="T1">responseCodes :</text:span> {401, 400, 200, 500}</text:p>
      <text:p text:style-name="P1"><text:tab/><text:span text:style-name="T1">process:</text:span> { validateApp, validateSession , read, validate(customObjectId), getCustomObject, returnResponse(success,error) }</text:p>
      <text:p text:style-name="P31">Create <text:span text:style-name="T10">CustomObjectModelValidation</text:span></text:p>
      <text:p text:style-name="P1"><text:tab/><text:span text:style-name="T1">notes:</text:span> returns entire customObjectMD details - modelValidation, modelDefinition. (summary only)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post] /application/account/:accountId/customObject/:customObjectId/modelValidation</text:p>
      <text:p text:style-name="P1"><text:tab/><text:span text:style-name="T1">body:</text:span> {customObjectModelValidation}</text:p>
      <text:p text:style-name="P6"><text:tab/><text:span text:style-name="T1">response:</text:span> {CustomObjectInfo}</text:p>
      <text:p text:style-name="P1"><text:tab/><text:span text:style-name="T1">responseCodes :</text:span> {401, 400, 20<text:span text:style-name="T13">1</text:span>, 500}</text:p>
      <text:p text:style-name="P7"><text:tab/><text:span text:style-name="T1">process:</text:span> { validateApp, validateSession , read, validate(customObjectModelValidation), <text:soft-page-break/><text:span text:style-name="T9">addCustomObjectValidationToCustomObject</text:span>, returnResponse(success,error)}</text:p>
      <text:p text:style-name="P32"><text:span text:style-name="T11">Update</text:span> CustomObjectModelValidation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put] /application/account/:accountId/customObject/:customObjectId/modelValidation/:modelValidationId</text:p>
      <text:p text:style-name="P1"><text:tab/><text:span text:style-name="T1">body:</text:span> {customObjectModelValidation}</text:p>
      <text:p text:style-name="P8"><text:tab/><text:span text:style-name="T1">response:</text:span> {CustomObjectInfo}</text:p>
      <text:p text:style-name="P9"><text:tab/><text:span text:style-name="T1">responseCodes :</text:span> {401, 400, 2<text:span text:style-name="T14">0</text:span>0, 500}</text:p>
      <text:p text:style-name="P8"><text:tab/><text:span text:style-name="T1">process:</text:span> { validateApp, validateSession , read, validate(customObjectModelValidation), <text:span text:style-name="T11">updateCustomObjectValidationToCustomObject</text:span>, returnResponse(success,error) }</text:p>
      <text:p text:style-name="P33">Delete CustomObjectModelValidation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delete] /application/account/:accountId/customObject/:customObjectId/modelValidation/:modelValidationId</text:p>
      <text:p text:style-name="P12"><text:tab/><text:span text:style-name="T5">body:</text:span><text:span text:style-name="T15"> {}</text:span></text:p>
      <text:p text:style-name="P12"><text:span text:style-name="T1"><text:tab/>response:</text:span> {}</text:p>
      <text:p text:style-name="P10"><text:tab/><text:span text:style-name="T1">responseCodes :</text:span> {401, 400, 20<text:span text:style-name="T14">4</text:span>, 500}</text:p>
      <text:p text:style-name="P11"><text:tab/><text:span text:style-name="T1">process:</text:span> { validateApp, validateSession , read, validate(customObjectId ,modelValidationId), <text:span text:style-name="T11">updateCustomObjectValidationToCustomObject</text:span>, returnResponse(success,error) }</text:p>
      <text:p text:style-name="P34"><text:span text:style-name="T16">Get </text:span>CustomObjectModel<text:span text:style-name="T16">Definition</text:span></text:p>
      <text:p text:style-name="P1"><text:tab/><text:span text:style-name="T1">notes:</text:span> add remove fields (does not remove data if field is removed)</text:p>
      <text:p text:style-name="P1"><text:tab/><text:span text:style-name="T1">header:</text:span> {appAuth, userSession}</text:p>
      <text:p text:style-name="P1"><text:tab/>[get] /application/account/:accountId/customObject/:customObjectId/modelDefinition</text:p>
      <text:p text:style-name="P13"><text:tab/><text:span text:style-name="T5">body:</text:span><text:span text:style-name="T15"> {}</text:span></text:p>
      <text:p text:style-name="P14"><text:tab/><text:span text:style-name="T1">response: </text:span>{<text:span text:style-name="T12">CustomObjectModelDefinition</text:span>}</text:p>
      <text:p text:style-name="P11"><text:span text:style-name="T1"><text:tab/>responseCodes :</text:span> {401, 400, 20<text:span text:style-name="T14">0</text:span>, 500}</text:p>
      <text:p text:style-name="P14"><text:tab/><text:span text:style-name="T1">process:</text:span> { validateApp, validateSession , read, validate(customObjectId), <text:span text:style-name="T17">getCustomObjectModelDefinition</text:span>, returnResponse(success,error) }</text:p>
      <text:p text:style-name="P35">Update <text:span text:style-name="T12">CustomObjectModelDefinition</text:span></text:p>
      <text:p text:style-name="P1"><text:tab/><text:span text:style-name="T1">notes:</text:span> add remove fields (does not remove data if field is removed)</text:p>
      <text:p text:style-name="P4"><text:tab/><text:span text:style-name="T1">header: </text:span>{appAuth, userSession}</text:p>
      <text:p text:style-name="P5"><text:tab/><text:span text:style-name="T4">route:</text:span><text:span text:style-name="T8"> </text:span>[put] /application/account/:accountId/customObject/:customObjectId/modelDefinition</text:p>
      <text:p text:style-name="P1"><text:tab/><text:span text:style-name="T1">body:</text:span> {customObjectModelDefinition}</text:p>
      <text:p text:style-name="P16"><text:tab/><text:span text:style-name="T1">response:</text:span> { <text:span text:style-name="T12">CustomObjectModelDefinition </text:span>}</text:p>
      <text:p text:style-name="P16"><text:span text:style-name="T1"><text:tab/>responseCodes :</text:span> {401, 400, 20<text:span text:style-name="T14">0</text:span>, 500}</text:p>
      <text:p text:style-name="P15"><text:tab/><text:span text:style-name="T1">process:</text:span> { validateApp, validateSession , read, validate(customObjectModelDefinition), <text:span text:style-name="T18">updateCustomObjectModelDefinition</text:span>, returnResponse(success,error) <text:s/>}</text:p>
      <text:p text:style-name="Heading"><text:span text:style-name="T19">Create</text:span> <text:span text:style-name="T19">C</text:span>ustomObjectData</text:p>
      <text:p text:style-name="P1"><text:tab/><text:span text:style-name="T1">notes:</text:span> json with valid modelDefinition</text:p>
      <text:p text:style-name="P1"><text:tab/>header: {appAuth, userSession}</text:p>
      <text:p text:style-name="P4"><text:tab/><text:span text:style-name="T4">route:</text:span><text:span text:style-name="T8"> </text:span>[post] /application/account/:accountId/customObject/:customObjectId/data</text:p>
      <text:p text:style-name="P1"><text:soft-page-break/><text:tab/><text:span text:style-name="T1">body:</text:span> { <text:span text:style-name="T21">C</text:span>ustomObjec<text:span text:style-name="T21">tM</text:span>odelData }</text:p>
      <text:p text:style-name="P18"><text:tab/><text:span text:style-name="T1">response:</text:span> { <text:span text:style-name="T23">createdC</text:span>ustomObjec<text:span text:style-name="T21">tM</text:span>odelData }</text:p>
      <text:p text:style-name="P18"><text:span text:style-name="T1"><text:tab/>responseCodes :</text:span> {401, 400, 20<text:span text:style-name="T21">1</text:span>, 500}</text:p>
      <text:p text:style-name="P22"><text:tab/><text:span text:style-name="T1">process:</text:span> { validateApp, validateSession , read, validate(customObjectId ,<text:span text:style-name="T21">C</text:span>ustomObjec<text:span text:style-name="T21">tM</text:span>odelData), <text:span text:style-name="T24">createC</text:span>ustomObjectData, returnResponse(success,error) }</text:p>
      <text:p text:style-name="P36">Search CustomObjectData</text:p>
      <text:p text:style-name="P1"><text:tab/><text:span text:style-name="T1">notes:</text:span> search by query relating to the model names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get] /application/account/:accountId/customObject/:customObjectId/data?q1=val1&amp;q2=val2</text:p>
      <text:p text:style-name="P19"><text:tab/><text:span text:style-name="T1">response:</text:span> {<text:span text:style-name="T25">[C</text:span>ustomObjec<text:span text:style-name="T21">tM</text:span>odelData<text:span text:style-name="T25">]</text:span>}</text:p>
      <text:p text:style-name="P17"><text:span text:style-name="T1"><text:tab/>responseCodes :</text:span> {401, 400, 20<text:span text:style-name="T14">0</text:span>, 500}</text:p>
      <text:p text:style-name="P21"><text:tab/><text:span text:style-name="T1">process:</text:span> { validateApp, validateSession , read, validate(customObjectId ,<text:span text:style-name="T21">C</text:span>ustomObjec<text:span text:style-name="T21">tM</text:span>odelData), <text:span text:style-name="T25">searchC</text:span>ustomObjectData, returnResponse(success,error) }</text:p>
      <text:p text:style-name="P37"><text:span text:style-name="T26">Get</text:span> CustomObjectData</text:p>
      <text:p text:style-name="P1"><text:tab/><text:span text:style-name="T1">notes:</text:span> search by query relating to the model names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get] /application/account/:accountId/customObject/:customObjectId/data/:customObjectDataId</text:p>
      <text:p text:style-name="P20"><text:tab/><text:span text:style-name="T1">response:</text:span> {<text:span text:style-name="T25">C</text:span>ustomObjec<text:span text:style-name="T21">tM</text:span>odelData}</text:p>
      <text:p text:style-name="P20"><text:span text:style-name="T1"><text:tab/>responseCodes :</text:span> {401, 400, 20<text:span text:style-name="T14">0</text:span>, 500}</text:p>
      <text:p text:style-name="P20"><text:tab/><text:span text:style-name="T1">process:</text:span> { validateApp, validateSession , read, validate(customObjectId,customObjectDataId), <text:span text:style-name="T25">searchC</text:span>ustomObjectData, returnResponse(success,error) }</text:p>
      <text:p text:style-name="P38"><text:span text:style-name="T27">Update</text:span> <text:span text:style-name="T20">CustomObjectData</text:span></text:p>
      <text:p text:style-name="P1"><text:tab/><text:span text:style-name="T1">notes:</text:span> search by query relating to the model names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put] /application/account/:accountId/customObject/:customObjectId/data/:customObjectDataId</text:p>
      <text:p text:style-name="P23"><text:tab/><text:span text:style-name="T1">body:</text:span> {<text:span text:style-name="T25">C</text:span>ustomObjec<text:span text:style-name="T21">tM</text:span>odelData}</text:p>
      <text:p text:style-name="P24"><text:tab/><text:span text:style-name="T1">response:</text:span> {<text:span text:style-name="T28">updatedC</text:span>ustomObjec<text:span text:style-name="T21">tM</text:span>odelData}</text:p>
      <text:p text:style-name="P26"><text:span text:style-name="T1"><text:tab/>responseCodes :</text:span> {401, 400, 20<text:span text:style-name="T29">0</text:span>, 500}</text:p>
      <text:p text:style-name="P25"><text:tab/><text:span text:style-name="T1">process:</text:span> { validateApp, validateSession , read, validate(customObjectId,<text:span text:style-name="T25">C</text:span>ustomObjec<text:span text:style-name="T21">tM</text:span>odelData), <text:span text:style-name="T28">updateC</text:span>ustomObjec<text:span text:style-name="T21">tM</text:span>odelData, returnResponse(success,error) }</text:p>
      <text:p text:style-name="P39"><text:span text:style-name="T30">Delete</text:span> <text:span text:style-name="T20">CustomObjectData</text:span></text:p>
      <text:p text:style-name="P1"><text:tab/><text:span text:style-name="T1">notes:</text:span> search by query relating to the model names</text:p>
      <text:p text:style-name="P1"><text:tab/><text:span text:style-name="T1">header:</text:span> {appAuth, userSession}</text:p>
      <text:p text:style-name="P4"><text:tab/><text:span text:style-name="T4">route:</text:span><text:span text:style-name="T8"> </text:span>[delete] /application/account/:accountId/customObject/:customObjectId/data/:customObjectDataId</text:p>
      <text:p text:style-name="P1"><text:tab/><text:span text:style-name="T1">response:</text:span> {}</text:p>
      <text:p text:style-name="P27"><text:span text:style-name="T1"><text:tab/>responseCodes :</text:span> {401, 400, 20<text:span text:style-name="T32">4</text:span>, 500}</text:p>
      <text:p text:style-name="P28"><text:tab/><text:span text:style-name="T1">process:</text:span> { validateApp, validateSession , read, validate(customObjectId,customObjectDataId), <text:span text:style-name="T31">deleteC</text:span>ustomObjec<text:span text:style-name="T21">tM</text:span>odelData, returnResponse(success,error) }</text:p>
      <text:p text:style-name="P29"><text:soft-page-break/>NOTES</text:p>
      <text:p text:style-name="Heading"><text:span text:style-name="T33">System Fields</text:span></text:p>
      <text:p text:style-name="P1"><text:tab/>createdAt, createdBy, updatedAt, updatedBy, _id, _databaseName</text:p>
      <text:p text:style-name="P1"/>
      <text:p text:style-name="P1">******</text:p>
      <text:p text:style-name="P1">APPLICATION OBJECTS:</text:p>
      <text:p text:style-name="P1">******</text:p>
      <text:p text:style-name="P1">Application Authentication: </text:p>
      <text:p text:style-name="P1"><text:tab/>Provided in the request header. </text:p>
      <text:p text:style-name="P1"><text:tab/>Structure: </text:p>
      <text:p text:style-name="P1"><text:tab/><text:tab/>appAuth =&gt; {<text:tab/>"apiKey" : "key", "apiSecret" : "secret", "appID" : "appID" }</text:p>
      <text:p text:style-name="P1"/>
      <text:p text:style-name="P1">Account Information: </text:p>
      <text:p text:style-name="P1"><text:tab/>Provided in order to create an application account. </text:p>
      <text:p text:style-name="P1"><text:tab/>Structure: </text:p>
      <text:p text:style-name="P1"><text:tab/><text:tab/>accountInfo : { "email" : "email@email.com", "password" : "password", "firstName" : "firstName", "lastName" : "lastName" }</text:p>
      <text:p text:style-name="P1"/>
      <text:p text:style-name="P1">Created Account Response: </text:p>
      <text:p text:style-name="P1"><text:tab/>Provided in response to creating an application account.</text:p>
      <text:p text:style-name="P1"><text:tab/>podName is a synonym for databaseName</text:p>
      <text:p text:style-name="P1"><text:tab/>Structure: </text:p>
      <text:p text:style-name="P1"><text:tab/>createAccountResponse : </text:p>
      <text:p text:style-name="P1"><text:tab/><text:tab/>{ "errors" : [{"fieldName1" : ["error1", "error2"]},{"fieldName2" : ["error1", "error2"]}], </text:p>
      <text:p text:style-name="P1"><text:tab/><text:tab/><text:tab/>"accountInfo" : { "email" : "email@email.com", "password" : "password", "firstName" : "firstName", </text:p>
      <text:p text:style-name="P1"><text:tab/><text:tab/><text:tab/><text:tab/><text:tab/><text:tab/><text:tab/><text:tab/><text:tab/><text:tab/><text:tab/><text:tab/>"lastName" : "lastName", "_id" : "ObjectID", "podName" : "podName", "createdAt" :"createdAt", "updatedAt" :"updatedAt" } </text:p>
      <text:p text:style-name="P1"><text:tab/><text:tab/>}</text:p>
      <text:p text:style-name="P1"/>
      <text:p text:style-name="P1">User Credentials:</text:p>
      <text:p text:style-name="P1"><text:tab/>Provided with the request in order to authenticate and start a user session. </text:p>
      <text:p text:style-name="P1"><text:tab/>Structure:</text:p>
      <text:p text:style-name="P1"><text:tab/>userCredentials : { "email" : "emailAddress", "password" : "password" }</text:p>
      <text:p text:style-name="P1"/>
      <text:p text:style-name="P1">User Session Info: </text:p>
      <text:p text:style-name="P1"><text:tab/>If the user login is successful, the response will contain the userSessionInfo</text:p>
      <text:p text:style-name="P1"><text:tab/>Structure: </text:p>
      <text:p text:style-name="P1"><text:tab/><text:tab/>userSessionInfo : { "_id" : ObjectId("556c519bf7cf93b3192ccdeb"), "userId" : ObjectId("554c14a421e552726e5ce1de"), "token" : "o3i6kib4wof20529", "expiresAt" : ISODate("2015-07-01T12:35:39.586Z"), "createdAt" : ISODate("2015-06-01T12:35:39.586Z"), "updatedAt" : ISODate("2015-06-01T12:35:39.586Z") }</text:p>
      <text:p text:style-name="P1"/>
      <text:p text:style-name="P1">User Session:</text:p>
      <text:p text:style-name="P1"><text:tab/>Provided in request header.</text:p>
      <text:p text:style-name="P1"><text:soft-page-break/><text:tab/>Structure:</text:p>
      <text:p text:style-name="P1"><text:tab/><text:tab/>userSession : { "token" : "o3i6kib4wof20529" }</text:p>
      <text:p text:style-name="P1"/>
      <text:p text:style-name="P1">Update Account Response:</text:p>
      <text:p text:style-name="P1"><text:tab/>Provided in response to creating an application account.</text:p>
      <text:p text:style-name="P1"><text:tab/>podName is a synonym for databaseName</text:p>
      <text:p text:style-name="P1"><text:tab/>Structure: </text:p>
      <text:p text:style-name="P1"><text:tab/>updateAccountResponse : </text:p>
      <text:p text:style-name="P1"><text:tab/><text:tab/>{ "errors" : [{"fieldName1" : ["error1", "error2"]},{"fieldName2" : ["error1", "error2"]}], </text:p>
      <text:p text:style-name="P1"><text:tab/><text:tab/><text:tab/>"accountInfo" : { "email" : "email@email.com", "password" : "password", "firstName" : "firstName", </text:p>
      <text:p text:style-name="P1"><text:tab/><text:tab/><text:tab/><text:tab/><text:tab/><text:tab/><text:tab/><text:tab/><text:tab/><text:tab/><text:tab/><text:tab/>"lastName" : "lastName", "_id" : "ObjectID", "podName" : "podName", "createdAt" :"createdAt", "updatedAt" :"updatedAt" } </text:p>
      <text:p text:style-name="P1"><text:tab/><text:tab/>}</text:p>
      <text:p text:style-name="P1"/>
      <text:p text:style-name="P1"/>
      <text:p text:style-name="P1">Create CustomObject Info:</text:p>
      <text:p text:style-name="P1"><text:tab/>Provided with the request in order to create the CustomObject.</text:p>
      <text:p text:style-name="P1"><text:tab/>Structure:</text:p>
      <text:p text:style-name="P1"><text:tab/><text:tab/>createCustomObjectInfo <text:s/>: {<text:tab/>"name" : "Person", <text:tab/>"description" : "Person Collection Metadata" }</text:p>
      <text:p text:style-name="P1"/>
      <text:p text:style-name="P1">Update CustomObject Info:</text:p>
      <text:p text:style-name="P1">Provided with the request in order to create the CustomObject.</text:p>
      <text:p text:style-name="P1"><text:tab/>Structure:</text:p>
      <text:p text:style-name="P1"><text:tab/><text:tab/>updateCustomObjectInfo <text:s/>: {<text:tab/>"name" : "Person", <text:tab/>"description" : "Person Collection Metadata" }</text:p>
      <text:p text:style-name="P1"/>
      <text:p text:style-name="P1">Create CustomObject Response:</text:p>
      <text:p text:style-name="P1"><text:tab/>If the CustomObject is created successfully, the response will return the structure below.</text:p>
      <text:p text:style-name="P1"><text:tab/>Structure:</text:p>
      <text:p text:style-name="P1"><text:tab/><text:tab/>createCustomObjectResponse : </text:p>
      <text:p text:style-name="P1"><text:tab/><text:tab/><text:tab/>{"name":"Person","description":"Person Collection Metadata","createdAt":"DateTime","modifiedAt":"DateTime","accountId":"ObjectId",modelValidations:[],"modelDefinition":{"__type":"Object","__structure":{"_id":{"__type":"ObjectId","__scope":"System"},"updatedAt":{"__type":"DateTime","__scope":"System"},"createdAt":{"__type":"DateTime","__scope":"System"}}}}</text:p>
      <text:p text:style-name="P1"/>
      <text:p text:style-name="P1">Update CustomObject Response:</text:p>
      <text:p text:style-name="P1"><text:tab/>If the CustomObject is updated successfully, the response will return the structure below.</text:p>
      <text:p text:style-name="P1"><text:tab/>Structure:</text:p>
      <text:p text:style-name="P1"><text:tab/><text:tab/>updateCustomObjectResponse : </text:p>
      <text:p text:style-name="P1"><text:tab/><text:tab/><text:tab/>{"name":"Person","description":"Person Collection Metadata","createdAt":"DateTime","modifiedAt":"DateTime","accountId":"ObjectId",modelValidations:[],"modelDefinition":{"__type":"Object","__structure":{"_id":{"__type":"ObjectId","__scope":"System"},"updatedAt":<text:soft-page-break/>{"__type":"DateTime","__scope":"System"},"createdAt":{"__type":"DateTime","__scope":"System"}}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1:23:59.406466809</meta:creation-date>
    <dc:date>2015-06-03T22:43:12.948602657</dc:date>
    <meta:editing-duration>PT1H18M30S</meta:editing-duration>
    <meta:editing-cycles>53</meta:editing-cycles>
    <meta:generator>LibreOffice/4.2.7.2$Linux_X86_64 LibreOffice_project/420m0$Build-2</meta:generator>
    <meta:document-statistic meta:table-count="0" meta:image-count="0" meta:object-count="0" meta:page-count="7" meta:paragraph-count="195" meta:word-count="974" meta:character-count="10922" meta:non-whitespace-character-count="9915"/>
  </office:meta>
</office:document-meta>
</file>